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5pt" fo:font-weight="bold" officeooo:rsid="001fc257" officeooo:paragraph-rsid="001fc257" style:font-size-asian="15pt" style:font-weight-asian="bold" style:font-size-complex="15pt" style:font-weight-complex="bold"/>
    </style:style>
    <style:style style:name="P2" style:family="paragraph" style:parent-style-name="Header">
      <style:paragraph-properties fo:text-align="center" style:justify-single-word="false"/>
      <style:text-properties fo:font-size="12pt" fo:font-style="italic" officeooo:rsid="001fc257" officeooo:paragraph-rsid="001fc257" style:font-size-asian="12pt" style:font-style-asian="italic" style:font-size-complex="12pt" style:font-style-complex="italic"/>
    </style:style>
    <style:style style:name="P3" style:family="paragraph" style:parent-style-name="Standard">
      <style:text-properties fo:font-weight="bold" officeooo:rsid="001fc257" officeooo:paragraph-rsid="001fc257" style:font-weight-asian="bold" style:font-weight-complex="bold"/>
    </style:style>
    <style:style style:name="P4" style:family="paragraph" style:parent-style-name="Standard" style:list-style-name="L1">
      <style:text-properties fo:font-weight="bold" officeooo:rsid="001fc257" officeooo:paragraph-rsid="001fc257" style:font-weight-asian="bold" style:font-weight-complex="bold"/>
    </style:style>
    <style:style style:name="P5" style:family="paragraph" style:parent-style-name="Standard">
      <style:paragraph-properties fo:text-align="justify" style:justify-single-word="false"/>
      <style:text-properties fo:font-weight="bold" officeooo:rsid="001fc257" officeooo:paragraph-rsid="001fc257" style:font-weight-asian="bold" style:font-weight-complex="bold"/>
    </style:style>
    <style:style style:name="P6" style:family="paragraph" style:parent-style-name="Standard" style:list-style-name="L1">
      <style:text-properties fo:font-weight="bold" officeooo:rsid="00218ed2" officeooo:paragraph-rsid="00218ed2" style:font-weight-asian="bold" style:font-weight-complex="bold"/>
    </style:style>
    <style:style style:name="P7" style:family="paragraph" style:parent-style-name="Standard">
      <style:text-properties fo:font-weight="bold" officeooo:rsid="00218ed2" officeooo:paragraph-rsid="00218ed2" style:font-weight-asian="bold" style:font-weight-complex="bold"/>
    </style:style>
    <style:style style:name="P8" style:family="paragraph" style:parent-style-name="Standard">
      <style:paragraph-properties fo:text-align="justify" style:justify-single-word="false"/>
      <style:text-properties fo:font-weight="bold" officeooo:rsid="00218ed2" officeooo:paragraph-rsid="00218ed2" style:font-weight-asian="bold" style:font-weight-complex="bold"/>
    </style:style>
    <style:style style:name="P9" style:family="paragraph" style:parent-style-name="Standard">
      <style:paragraph-properties fo:text-align="justify" style:justify-single-word="false"/>
      <style:text-properties fo:font-weight="bold" officeooo:rsid="00218ed2" officeooo:paragraph-rsid="0021deb9" style:font-weight-asian="bold" style:font-weight-complex="bold"/>
    </style:style>
    <style:style style:name="P10" style:family="paragraph" style:parent-style-name="Standard">
      <style:paragraph-properties fo:text-align="justify" style:justify-single-word="false"/>
      <style:text-properties fo:font-weight="bold" officeooo:rsid="0021deb9" officeooo:paragraph-rsid="0021deb9" style:font-weight-asian="bold" style:font-weight-complex="bold"/>
    </style:style>
    <style:style style:name="P11" style:family="paragraph" style:parent-style-name="Standard">
      <style:text-properties officeooo:paragraph-rsid="00218ed2"/>
    </style:style>
    <style:style style:name="P12" style:family="paragraph" style:parent-style-name="Standard" style:list-style-name="L3">
      <style:text-properties officeooo:paragraph-rsid="00218ed2"/>
    </style:style>
    <style:style style:name="T1" style:family="text">
      <style:text-properties fo:font-weight="normal" style:font-weight-asian="normal" style:font-weight-complex="normal"/>
    </style:style>
    <style:style style:name="T2" style:family="text">
      <style:text-properties fo:font-weight="normal" officeooo:rsid="0021deb9" style:font-weight-asian="normal" style:font-weight-complex="normal"/>
    </style:style>
    <style:style style:name="T3" style:family="text">
      <style:text-properties fo:font-weight="bold" officeooo:rsid="00218ed2" style:font-weight-asian="bold" style:font-weight-complex="bold"/>
    </style:style>
    <style:style style:name="T4" style:family="text">
      <style:text-properties officeooo:rsid="0021deb9"/>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list xml:id="list590821913" text:style-name="L1">
        <text:list-header>
          <text:p text:style-name="P4">Les classes FOAF retirées</text:p>
        </text:list-header>
      </text:list>
      <text:p text:style-name="P3"/>
      <text:p text:style-name="P5"><text:tab/><text:span text:style-name="T1">Nous avons enlevé les classes &amp; propriétés qui concernaient les comptes en ligne dans FOAF et également les classes et propriétés suivantes : title, img, depiction, familyName, givenName, knows, based_near, age, primaryTopic, Project, Organisation, member, Image. Au final <text:s/>on aurait pu garder familyName mais nous avons choisi arbitrairement de la renommer lastName, on aurait aussi pu garder member mais malheureusement les contraintes impliquant qu’un membre puisse quitter un groupe nous ont motivé à créer une nouvelle relation avec une entité RelationAppartenance afin de pouvoir attribuer un rôle à cette relation via une data property ce qui permet de connaître le rôle dans chacun dans chaque groupe.</text:span></text:p>
      <text:p text:style-name="P5"><text:span text:style-name="T1"/></text:p>
      <text:list xml:id="list221554806784916" text:continue-numbering="true" text:style-name="L1">
        <text:list-header>
          <text:p text:style-name="P6">Difficultés Rencontrées </text:p>
        </text:list-header>
      </text:list>
      <text:p text:style-name="P7"/>
      <text:p text:style-name="P8"><text:tab/><text:span text:style-name="T1">La création de la classe TresRecompense nous à forcer à créer des classes supplémentaires dans les disques afin de pouvoir écrire de manière lisible ses conditions.</text:span></text:p>
      <text:p text:style-name="P8"><text:span text:style-name="T1"><text:tab/>Pour des raisons inconnus et malgré de nombreux essais nous n’avons pas réussi à faire inférer les classes suivantes : </text:span></text:p>
      <text:p text:style-name="P8"><text:span text:style-name="T1">- CompositeurRockSeulement</text:span></text:p>
      <text:p text:style-name="P8"><text:span text:style-name="T1">- MusicienRockOuPop</text:span></text:p>
      <text:p text:style-name="P8"><text:span text:style-name="T1">- MusicienPlatineFrançais</text:span></text:p>
      <text:p text:style-name="P8"><text:span text:style-name="T1">- SoloSeulement</text:span></text:p>
      <text:p text:style-name="P10"><text:span text:style-name="T1">- JamaisSolo</text:span></text:p>
      <text:p text:style-name="P10"><text:span text:style-name="T1"/></text:p>
      <text:p text:style-name="P9"><text:span text:style-name="T1">Dans une des phrases du projet il est écrit que Stromae a reçu la récompense Artiste Interprete Masculin de l’Annee, or il est dit plus haut que les récompense sont décernées à des Disques, nous avons donc choisi de décerner cette récompense à son album Racine carrée et avons ajouter une 3ème récompense factice pour tester la classe TresRecompense. <text:tab/></text:span></text:p>
      <text:p text:style-name="P7"/>
      <text:list xml:id="list2781873807" text:style-name="L3">
        <text:list-header>
          <text:p text:style-name="P12"><text:span text:style-name="T3">Les Tests</text:span></text:p>
        </text:list-header>
      </text:list>
      <text:p text:style-name="P11"><text:span text:style-name="T3"/></text:p>
      <text:p text:style-name="P9"><text:span text:style-name="T1"><text:tab/>Vous trouverez dans les individus de quoi tester les inférences de nos classes. Nous utilisons le raisonneur Hermitt ou Pellet puisque FaCT++ ne fonctionne pas lorsqu’on utilise des chaînes de relation comme on l’a fait pour le groupe ou pour la remise d’u</text:span><text:span text:style-name="T2">n prix. O</text:span><text:span text:style-name="T1">n peut tester le GroupeMixte avec Garbage, </text:span><text:span text:style-name="T2">l</text:span><text:span text:style-name="T1">’AuteurInterprete avec Kurt Cobain, </text:span><text:span text:style-name="T2">l</text:span><text:span text:style-name="T1">a ChansonRock avec n’importe quelle chanson, </text:span><text:span text:style-name="T2">DansPlusieursGroupe avec Dave Grohl. </text:span></text:p>
      <text:p text:style-name="P9"><text:span text:style-name="T2"/></text:p>
      <text:p text:style-name="P9"><text:span text:style-name="T2"><text:tab/></text:span><text:span text:style-name="T4">Pour gérer les départs</text:span></text:p>
      <text:p text:style-name="P9"/>
      <text:p text:style-name="P9"><text:tab/><text:span text:style-name="T2">Il serait possible de gérer les départs d’un groupe et le fait d’y revenir en créant une propriété dateDépart et en créant une nouvelle relation lors du retour. On pourrait alors savoir sur une période donnée quels membres était actifs dans le group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fo:font-weight="bold" officeooo:rsid="001fc257" officeooo:paragraph-rsid="001fc257" style:font-size-asian="15pt" style:font-weight-asian="bold" style:font-size-complex="15pt" style:font-weight-complex="bold"/>
    </style:style>
    <style:style style:name="MP2" style:family="paragraph" style:parent-style-name="Header">
      <style:paragraph-properties fo:text-align="center" style:justify-single-word="false"/>
      <style:text-properties fo:font-size="12pt" fo:font-style="italic" officeooo:rsid="001fc257" officeooo:paragraph-rsid="001fc257" style:font-size-asian="12pt" style:font-style-asian="italic" style:font-size-complex="12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apport TP EMC : Ontologies sur les Chansons</text:p>
        <text:p text:style-name="MP2">Arthur Delrue &amp; Florian Hans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1:29:44.735405104</meta:creation-date>
    <meta:generator>LibreOffice/5.3.1.2$Linux_X86_64 LibreOffice_project/30m0$Build-2</meta:generator>
    <dc:date>2017-12-06T22:15:53.972168476</dc:date>
    <meta:editing-duration>PT6M46S</meta:editing-duration>
    <meta:editing-cycles>1</meta:editing-cycles>
    <meta:document-statistic meta:table-count="0" meta:image-count="0" meta:object-count="0" meta:page-count="1" meta:paragraph-count="17" meta:word-count="354" meta:character-count="2280" meta:non-whitespace-character-count="1931"/>
  </office:meta>
</office:document-meta>
</file>